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ttp://sushisurf.blogspot.com/2010_01_01_archive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1" meta:word-count="1" meta:character-count="53"/>
    <dc:date>2011-05-20T13:21:18</dc:date>
    <dc:creator>usuario </dc:creator>
    <meta:generator>BrOffice.org/3.2$Linux OpenOffice.org_project/320m12$Build-9483</meta:generator>
  </office:meta>
</office:document-meta>
</file>